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4" style:family="graphic" style:parent-style-name="standard">
      <style:graphic-properties draw:fill-color="#00008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svg:stroke-width="0cm" draw:fill-color="#808000" draw:shadow="hidden" dr3d:depth="0.301cm" dr3d:close-front="true" dr3d:close-back="true" dr3d:texture-generation-mode-x="parallel" dr3d:texture-generation-mode-y="parallel"/>
    </style:style>
    <style:style style:name="gr7" style:family="graphic" style:parent-style-name="standard">
      <style:graphic-properties svg:stroke-color="#008080" draw:marker-start="Dimension_20_Lines" draw:marker-end="Dimension_20_Lines" draw:textarea-horizontal-align="center" draw:textarea-vertical-align="middle" draw:shadow="visible" draw:shadow-offset-x="0.02cm" draw:shadow-offset-y="0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1cm" svg:x="1.5cm" svg:y="0.7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cm" svg:height="1cm" svg:x="2cm" svg:y="0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1cm" svg:height="1cm" svg:x="3.256cm" svg:y="0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cm" svg:height="1cm" svg:x="4.48cm" svg:y="0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cm" svg:height="1cm" svg:x="0cm" svg:y="4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cm" svg:height="1cm" svg:x="0.5cm" svg:y="3.7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cm" svg:height="1cm" svg:x="2.5cm" svg:y="4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1cm" svg:height="1cm" svg:x="3cm" svg:y="3.7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cm" svg:height="1cm" svg:x="5cm" svg:y="4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cm" svg:height="1cm" svg:x="5.5cm" svg:y="3.7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3d:scene draw:style-name="gr5" svg:width="1.5cm" svg:height="1.5cm" svg:x="2.802cm" svg:y="1.999cm" dr3d:transform="matrix (1 0 0 0 0.939692620785931 0.342020143325607 0 -0.342020143325607 0.939692620785931 -3.5005cm 2.63609858504221cm 0.799302664788799cm)" dr3d:vrp="(0 0 3161)" dr3d:vpn="(0 0 2860)" dr3d:projection="perspective" dr3d:distance="0.30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6" draw:layer="layout" svg:viewBox="3000 -3501 1001 1501" svg:d="m3250-2000v-1125h-250l500-376 501 376h-251v1125zm-750 0zm1001-1501z"/>
        </dr3d:scene>
        <draw:line draw:style-name="gr7" draw:text-style-name="P2" draw:layer="layout" svg:x1="1.832cm" svg:y1="4.365cm" svg:x2="2.832cm" svg:y2="4.365cm">
          <text:p text:style-name="P1"><text:span text:style-name="T1">Delay</text:span></text:p>
          <text:p text:style-name="P1"><text:span text:style-name="T2"/></text:p>
          <text:p text:style-name="P1"><text:span text:style-name="T2"/></text:p>
        </draw:line>
        <draw:line draw:style-name="gr7" draw:text-style-name="P2" draw:layer="layout" svg:x1="4.318cm" svg:y1="4.382cm" svg:x2="5.318cm" svg:y2="4.382cm">
          <text:p text:style-name="P1"><text:span text:style-name="T1">Delay</text:span></text:p>
          <text:p text:style-name="P1"><text:span text:style-name="T2"/></text:p>
          <text:p text:style-name="P1"><text:span text:style-name="T2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056cm" fo:page-height="5.6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0T00:10:46</meta:creation-date>
    <dc:date>2010-04-17T23:08:58</dc:date>
    <meta:editing-duration>PT00H21M40S</meta:editing-duration>
    <meta:editing-cycles>6</meta:editing-cycles>
    <meta:generator>OpenOffice.org/3.2$Linux OpenOffice.org_project/320m12$Build-9483</meta:generator>
    <meta:document-statistic meta:object-count="14"/>
  </office:meta>
</office:document-meta>
</file>